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6.066cm" fo:min-width="0.736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svg:stroke-width="0.053cm" svg:stroke-color="#000000" draw:marker-start-width="0.28cm" draw:marker-end="Arrow" draw:marker-end-width="0.38cm" draw:fill="solid" draw:textarea-vertical-align="middle" fo:padding-top="0.152cm" fo:padding-bottom="0.152cm" fo:padding-left="0.277cm" fo:padding-right="0.27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02cm" fo:min-width="0.77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.328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986cm" fo:min-width="0.736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0.81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907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style:font-name="DejaVu Sans Mono"/>
    </style:style>
    <style:style style:name="P8" style:family="paragraph">
      <loext:graphic-properties draw:fill="none" draw:fill-color="#ffffff"/>
      <style:text-properties style:font-name="DejaVu Sans Mono" fo:font-size="20pt" style:font-size-asian="20pt" style:font-size-complex="20pt"/>
    </style:style>
    <style:style style:name="P9" style:family="paragraph">
      <loext:graphic-properties draw:fill="none" draw:fill-color="#ffffff"/>
      <style:text-properties style:font-name="DejaVu Sans Mono"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-33% 58%"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DejaVu Sans Mono" fo:font-size="11pt" style:font-size-asian="11pt" style:font-size-complex="11pt"/>
    </style:style>
    <style:style style:name="T5" style:family="text">
      <style:text-properties style:text-position="-33% 58%" style:font-name="DejaVu Sans Mono" fo:font-size="11pt" style:font-size-asian="11pt" style:font-size-complex="11pt"/>
    </style:style>
    <style:style style:name="T6" style:family="text">
      <style:text-properties style:text-position="0% 100%" style:font-name="DejaVu Sans Mono" fo:font-size="11pt" style:font-size-asian="11pt" style:font-size-complex="11pt"/>
    </style:style>
    <style:style style:name="T7" style:family="text">
      <style:text-properties style:font-name="DejaVu Sans Mono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6.25cm" svg:y1="4.834cm" svg:x2="8.761cm" svg:y2="5.058cm" svg:d="M6250 4834c0-750 2511-862 2511 224" svg:viewBox="0 0 2512 802">
          <text:p/>
        </draw:connector>
        <draw:custom-shape draw:style-name="gr2" draw:text-style-name="P2" draw:layer="layout" svg:width="1.27cm" svg:height="6.35cm" svg:x="1.67cm" svg:y="2.6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065cm" svg:height="1.195cm" svg:x="1.813cm" svg:y="5.261cm">
          <draw:text-box>
            <text:p><text:span text:style-name="T1">X</text:span></text:p>
          </draw:text-box>
        </draw:frame>
        <draw:line draw:style-name="gr4" draw:text-style-name="P1" draw:layer="layout" svg:x1="3.264cm" svg:y1="5.942cm" svg:x2="5.042cm" svg:y2="5.942cm">
          <text:p/>
        </draw:line>
        <draw:custom-shape draw:style-name="gr5" draw:text-style-name="P4" draw:layer="layout" svg:width="1.27cm" svg:height="1.27cm" svg:x="5.48cm" svg:y="2.64cm">
          <text:p/>
          <draw:enhanced-geometry svg:viewBox="0 0 21600 21600" draw:type="rectangle" draw:enhanced-path="M 0 0 L 21600 0 21600 21600 0 21600 0 0 Z N"/>
        </draw:custom-shape>
        <draw:frame draw:style-name="gr6" draw:text-style-name="P3" xml:id="id1" draw:id="id1" draw:layer="layout" svg:width="1.49cm" svg:height="2.139cm" svg:x="5.514cm" svg:y="2.662cm">
          <draw:text-box>
            <text:p><text:span text:style-name="T1">X</text:span><text:span text:style-name="T2">1</text:span></text:p>
          </draw:text-box>
        </draw:frame>
        <draw:custom-shape draw:style-name="gr7" draw:text-style-name="P5" draw:layer="layout" svg:width="1.27cm" svg:height="1.27cm" svg:x="5.471cm" svg:y="4.532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328cm" svg:height="1.352cm" draw:transform="rotate (1.5707963267949) translate (5.144cm 7.524cm)">
          <draw:text-box>
            <text:p><text:span text:style-name="T3">...</text:span></text:p>
          </draw:text-box>
        </draw:frame>
        <draw:frame draw:style-name="gr8" draw:text-style-name="P8" draw:layer="layout" svg:width="5.969cm" svg:height="1.068cm" svg:x="7.966cm" svg:y="2.994cm">
          <draw:text-box>
            <text:p text:style-name="P7"><text:span text:style-name="T4">f(x</text:span><text:span text:style-name="T5">1</text:span><text:span text:style-name="T6">, “y”, “time”, ...)</text:span></text:p>
          </draw:text-box>
        </draw:frame>
        <draw:connector draw:style-name="gr1" draw:text-style-name="P1" draw:layer="layout" draw:type="curve" svg:x1="6.259cm" svg:y1="2.662cm" svg:x2="8.77cm" svg:y2="2.886cm" draw:start-shape="id1" draw:start-glue-point="0" svg:d="M6259 2662c0-750 2511-862 2511 224" svg:viewBox="0 0 2512 802">
          <text:p/>
        </draw:connector>
        <draw:frame draw:style-name="gr8" draw:text-style-name="P8" draw:layer="layout" svg:width="5.969cm" svg:height="1.068cm" svg:x="7.957cm" svg:y="5.166cm">
          <draw:text-box>
            <text:p text:style-name="P7"><text:span text:style-name="T4">f(x</text:span><text:span text:style-name="T5">2</text:span><text:span text:style-name="T6">, “y”, “time”, ...)</text:span></text:p>
          </draw:text-box>
        </draw:frame>
        <draw:frame draw:style-name="gr6" draw:text-style-name="P3" draw:layer="layout" svg:width="1.49cm" svg:height="2.139cm" svg:x="5.505cm" svg:y="4.554cm">
          <draw:text-box>
            <text:p><text:span text:style-name="T1">X</text:span><text:span text:style-name="T2">2</text:span></text:p>
          </draw:text-box>
        </draw:frame>
        <draw:connector draw:style-name="gr1" draw:text-style-name="P1" draw:layer="layout" draw:type="curve" svg:x1="6.242cm" svg:y1="8.005cm" svg:x2="8.753cm" svg:y2="8.229cm" svg:d="M6242 8005c0-750 2511-862 2511 224" svg:viewBox="0 0 2512 802">
          <text:p/>
        </draw:connector>
        <draw:custom-shape draw:style-name="gr7" draw:text-style-name="P5" draw:layer="layout" svg:width="1.27cm" svg:height="1.27cm" svg:x="5.463cm" svg:y="7.703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5.969cm" svg:height="1.068cm" svg:x="7.949cm" svg:y="8.337cm">
          <draw:text-box>
            <text:p text:style-name="P7"><text:span text:style-name="T4">f(x</text:span><text:span text:style-name="T5">n</text:span><text:span text:style-name="T6">, “y”, “time”, ...)</text:span></text:p>
          </draw:text-box>
        </draw:frame>
        <draw:frame draw:style-name="gr6" draw:text-style-name="P3" draw:layer="layout" svg:width="1.49cm" svg:height="2.139cm" svg:x="5.497cm" svg:y="7.725cm">
          <draw:text-box>
            <text:p><text:span text:style-name="T1">X</text:span><text:span text:style-name="T2">n</text:span></text:p>
          </draw:text-box>
        </draw:frame>
        <draw:frame draw:style-name="gr9" draw:text-style-name="P9" draw:layer="layout" svg:width="13.589cm" svg:height="1.157cm" svg:x="1.254cm" svg:y="0.894cm">
          <draw:text-box>
            <text:p text:style-name="P7"><text:span text:style-name="T7">fit ← bfit(data = X, y = </text:span><text:span text:style-name="T7">“y”, time = “time”, </text:span><text:span text:style-name="T7">curveFun = f(...)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2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ollin </meta:initial-creator>
    <meta:creation-date>2023-02-28T18:29:42.271975668</meta:creation-date>
    <dc:date>2023-02-28T18:54:06.969199905</dc:date>
    <dc:creator>Collin </dc:creator>
    <meta:editing-duration>PT13M22S</meta:editing-duration>
    <meta:editing-cycles>2</meta:editing-cycles>
    <meta:generator>LibreOffice/6.4.7.2$Linux_X86_64 LibreOffice_project/40$Build-2</meta:generator>
    <meta:document-statistic meta:object-count="17"/>
  </office:meta>
</office:document-meta>
</file>